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301" officeooo:paragraph-rsid="0017a301"/>
    </style:style>
    <style:style style:name="P2" style:family="paragraph" style:parent-style-name="Standard">
      <style:text-properties style:text-underline-style="solid" style:text-underline-width="auto" style:text-underline-color="font-color" officeooo:rsid="0017a301" officeooo:paragraph-rsid="0017a301"/>
    </style:style>
    <style:style style:name="P3" style:family="paragraph" style:parent-style-name="Standard">
      <style:text-properties style:text-underline-style="solid" style:text-underline-width="auto" style:text-underline-color="font-color" officeooo:rsid="0018038a" officeooo:paragraph-rsid="0018038a"/>
    </style:style>
    <style:style style:name="P4" style:family="paragraph" style:parent-style-name="Standard">
      <style:text-properties style:text-underline-style="none" officeooo:rsid="0018038a" officeooo:paragraph-rsid="0018038a"/>
    </style:style>
    <style:style style:name="T1" style:family="text">
      <style:text-properties officeooo:rsid="001be6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ocette dicembre 2020</text:p>
      <text:p text:style-name="Standard"/>
      <text:p text:style-name="Standard">2 Static</text:p>
      <text:p text:style-name="Standard">Si consideri il seguente codice</text:p>
      <text:p text:style-name="Standard"/>
      <text:p text:style-name="Standard">class A {</text:p>
      <text:p text:style-name="Standard"><text:s/>public static int value = 0;</text:p>
      <text:p text:style-name="Standard"><text:s/>public static void main (String[] args){</text:p>
      <text:p text:style-name="Standard"><text:s text:c="2"/>A.value++;</text:p>
      <text:p text:style-name="Standard"><text:s text:c="2"/>A obj = new A():</text:p>
      <text:p text:style-name="Standard"><text:s text:c="2"/>}</text:p>
      <text:p text:style-name="Standard"><text:s text:c="2"/>}</text:p>
      <text:p text:style-name="Standard"/>
      <text:p text:style-name="Standard">Quale delle seguenti affermazioni è corretta</text:p>
      <text:p text:style-name="Standard">- Il valore obj.value è 1 alla fine dell'esecuzione del metodo main</text:p>
      <text:p text:style-name="Standard">- Il valore di A.value è 1 alla fine dell'esecuzione del metodo main</text:p>
      <text:p text:style-name="Standard"/>
      <text:p text:style-name="Standard">3 this</text:p>
      <text:p text:style-name="Standard">Si consideri il codice seguente</text:p>
      <text:p text:style-name="Standard">class A {</text:p>
      <text:p text:style-name="Standard"><text:tab/>in value = 1;</text:p>
      <text:p text:style-name="Standard"><text:tab/>public A (int value){</text:p>
      <text:p text:style-name="Standard"><text:tab/> this.value = value;</text:p>
      <text:p text:style-name="Standard"><text:tab/>}</text:p>
      <text:p text:style-name="Standard"><text:s text:c="2"/>}<text:tab/></text:p>
      <text:p text:style-name="Standard"><text:s text:c="2"/></text:p>
      <text:p text:style-name="Standard">Quale tra le affer<text:span text:style-name="T1">m</text:span>azioni seguenti è sbagliata?</text:p>
      <text:p text:style-name="Standard">- this.value=value assegna un valore al campo value definito nella classe A</text:p>
      <text:p text:style-name="Standard">- this.value=value assegna un valore al parametro value del costruttore</text:p>
      <text:p text:style-name="Standard">- La classe A definisce un campo value, e un costruttore che riceve un unico parametro di tipo int <text:s/></text:p>
      <text:p text:style-name="Standard"/>
      <text:p text:style-name="Standard">4. princioio di sostituzione</text:p>
      <text:p text:style-name="Standard">Il principio di sostituzione afferma che un oggetto o1 istanza di una classe C1 può sostituire un oggetto 2 di una classe C2 se:</text:p>
      <text:p text:style-name="Standard">- La classe C2 definisce un insieme di campi più ampio di quello definito dalla classe C1</text:p>
      <text:p text:style-name="Standard">- La classe C2 definisce un insieme di campi e metodi più ampio di quello dfinito dalla classe C1</text:p>
      <text:p text:style-name="Standard">- La classe C1 definisce un insieme di campi e metodi più ampio di quello definito dalla classe C2</text:p>
      <text:p text:style-name="Standard">- La classe C1 definisce un insieme di campi più ampio di quello quello definito dalla classe C2</text:p>
      <text:p text:style-name="Standard"/>
      <text:p text:style-name="Standard"/>
      <text:p text:style-name="Standard">5 Stringhe</text:p>
      <text:p text:style-name="Standard">Si consideri il codice seguente:</text:p>
      <text:p text:style-name="Standard">String s = "abc" + "def";</text:p>
      <text:p text:style-name="Standard">Quale delle seguenti affermazioni è corretta?</text:p>
      <text:p text:style-name="Standard">- Il programma non compila in quanto non si possono sommare due stringe costanti</text:p>
      <text:p text:style-name="Standard">- Il programma non compila in quanto le stringhe vengono trsformate in valori numerici e sommate ma non si può assegnare un valore numerico a una variabile stringa</text:p>
      <text:p text:style-name="Standard">- Il programma compila e assegna a s la concatenazione delle due stringh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Crocette gennaio 2021</text:p>
      <text:p text:style-name="P1"/>
      <text:p text:style-name="Standard">1. Git push</text:p>
      <text:p text:style-name="Standard">Il comando "git push" permette di: <text:s/></text:p>
      <text:p text:style-name="Standard">- Caricare le modifiche locali ad alcuni file su un server condiviso</text:p>
      <text:p text:style-name="Standard">- Scaricare delle modifiche da un server condiviso</text:p>
      <text:p text:style-name="Standard">- Aggiungere delle modifiche locali ad alcuni file nella lista delle modifiche da caricare sul server</text:p>
      <text:p text:style-name="Standard">- Copiare un repository condiviso in una directory locale</text:p>
      <text:p text:style-name="Standard"/>
      <text:p text:style-name="Standard"/>
      <text:p text:style-name="Standard">2. Scopo linguaggi ad oggetti</text:p>
      <text:p text:style-name="Standard">Lo scopo principale dei linguaggi di programmazione ad oggetti e' di fornire uno strumento per</text:p>
      <text:p text:style-name="Standard"><text:s/></text:p>
      <text:p text:style-name="Standard">- Sviluppare programmi concisi e brevi</text:p>
      <text:p text:style-name="Standard">- Strutturare il codice in classi</text:p>
      <text:p text:style-name="Standard">- Ragionare modularmente sul codice incrementando il suo riutilizzo</text:p>
      <text:p text:style-name="Standard">- Debuggare agevolmente il codice</text:p>
      <text:p text:style-name="Standard"/>
      <text:p text:style-name="Standard"/>
      <text:p text:style-name="Standard">3. Static</text:p>
      <text:p text:style-name="Standard">Si consideri il codice seguente:</text:p>
      <text:p text:style-name="Standard"/>
      <text:p text:style-name="Standard">class A{</text:p>
      <text:p text:style-name="Standard"><text:tab/>public static int value = 0;</text:p>
      <text:p text:style-name="Standard"><text:tab/>public static void increment() {</text:p>
      <text:p text:style-name="Standard"><text:tab/><text:tab/>value++;</text:p>
      <text:p text:style-name="Standard"><text:tab/>}<text:tab/></text:p>
      <text:p text:style-name="Standard"><text:tab/>public static void main(String[] args) { </text:p>
      <text:p text:style-name="Standard"><text:tab/> <text:s/>A.increment(); </text:p>
      <text:p text:style-name="Standard"><text:tab/> <text:s/>A obj = new A(); </text:p>
      <text:p text:style-name="Standard"><text:tab/> <text:s/>obj.increment();</text:p>
      <text:p text:style-name="Standard"><text:tab/>}</text:p>
      <text:p text:style-name="Standard"><text:tab/>}</text:p>
      <text:p text:style-name="Standard">Quale delle seguenti affermazioni e' corretta? <text:s/></text:p>
      <text:p text:style-name="Standard">- Il valore di obj.value e' 1 alla fine dell'esecuzione del metodo main</text:p>
      <text:p text:style-name="Standard">- ll valore di A.value e' 1 alla fine dell'esecuzione del metodo main</text:p>
      <text:p text:style-name="Standard">- Il valore di A.value e' 2 alla fine dell'esecuzione del metodo main</text:p>
      <text:p text:style-name="Standard">- Il codice non compila peerchè il metodo increment non è definito sull'oggetto puntato da obj</text:p>
      <text:p text:style-name="Standard"/>
      <text:p text:style-name="Standard">4. new</text:p>
      <text:p text:style-name="Standard">L'istruzione "new A()": <text:s/></text:p>
      <text:p text:style-name="Standard">- Istanzia la classe A creando un nuovo oggetto che viene ritornato</text:p>
      <text:p text:style-name="Standard">- Istanzia la classe A, invoca il costruttore senza parametri della classe A e ritorna un riferimento al nuovo oggetto</text:p>
      <text:p text:style-name="Standard">- Invoca il metodo A()</text:p>
      <text:p text:style-name="Standard">- Accede il campo this.A</text:p>
      <text:p text:style-name="Standard"/>
      <text:p text:style-name="Standard"/>
      <text:p text:style-name="Standard">5. Protected</text:p>
      <text:p text:style-name="Standard">Un campo o metodo dichiarato protected in una classe A e' accessibile da:</text:p>
      <text:p text:style-name="Standard">- Qualsiasi classe del programma</text:p>
      <text:p text:style-name="Standard">- Solo dalle classi che si trovano nello stesso package</text:p>
      <text:p text:style-name="Standard">- Solo all'interno della classe A</text:p>
      <text:p text:style-name="Standard">- Solo dalle classi che si trovano nello stesso package, o che estendono la classe A</text:p>
      <text:p text:style-name="Standard"/>
      <text:p text:style-name="Standard"/>
      <text:p text:style-name="Standard"><text:soft-page-break/>6. Javadoc</text:p>
      <text:p text:style-name="Standard">Javadoc e' uno standard per</text:p>
      <text:p text:style-name="Standard">- Definire commenti strutturati sulle componenti principali (come ad esempio classi, campi e metodi) di un programma Java</text:p>
      <text:p text:style-name="Standard">- Definire la firma di metodi e campi di una classe Java</text:p>
      <text:p text:style-name="Standard">- Commentare in maniera esaustiva tutte le parti del codice di un programma Java</text:p>
      <text:p text:style-name="Standard">- Compilare programmi Java</text:p>
      <text:p text:style-name="Standard"/>
      <text:p text:style-name="Standard"/>
      <text:p text:style-name="Standard">7. Extends</text:p>
      <text:p text:style-name="Standard">L'interfaccia di una classe A che estende una classe B (class A extends B) e' costituita dai metodi e campi <text:s/></text:p>
      <text:p text:style-name="Standard">- Definiti nel codice della classe A</text:p>
      <text:p text:style-name="Standard">- Definiti nel codice della classe B</text:p>
      <text:p text:style-name="Standard">- Definiti nel codice della classe A e della classe B</text:p>
      <text:p text:style-name="Standard">- Definiti nel codice della classe A ma non nel codice della classe B</text:p>
      <text:p text:style-name="Standard"/>
      <text:p text:style-name="Standard">8. Metodo astratto</text:p>
      <text:p text:style-name="Standard">Un metodo astratto e' un metodo che <text:s/></text:p>
      <text:p text:style-name="Standard">- puo' essere privato</text:p>
      <text:p text:style-name="Standard">- e' implementato</text:p>
      <text:p text:style-name="Standard">- eve essere implementato nelle sottoclassi</text:p>
      <text:p text:style-name="Standard">- e' accedibile da qualsiasi classe del programma</text:p>
      <text:p text:style-name="Standard"/>
      <text:p text:style-name="Standard"/>
      <text:p text:style-name="Standard">9. instanceof</text:p>
      <text:p text:style-name="Standard">L'istruzione obj instanceof A ritorna true se e solo se <text:s/></text:p>
      <text:p text:style-name="Standard">- obj ha tipo statico A</text:p>
      <text:p text:style-name="Standard">- obj ha tipo statico A o sottotipo di A</text:p>
      <text:p text:style-name="Standard">- obj ha tipo dinamico A</text:p>
      <text:p text:style-name="Standard">- obj ha tipo dinamico A o sottotipo di A</text:p>
      <text:p text:style-name="Standard"/>
      <text:p text:style-name="Standard"/>
      <text:p text:style-name="Standard">10. Interfacce e classi</text:p>
      <text:p text:style-name="Standard">Quale delle seguenti affermazioni e' corretta? <text:s/></text:p>
      <text:p text:style-name="Standard">- Una interfaccia puo' estendere al piu' un'altra interfacca</text:p>
      <text:p text:style-name="Standard">- Una classe puo' estendere molte classi</text:p>
      <text:p text:style-name="Standard">- Una classe puo' estendere al piu' un'altra classe</text:p>
      <text:p text:style-name="Standard">- Una classe puo' implementare al piu' un'interfaccia</text:p>
      <text:p text:style-name="Standard"/>
      <text:p text:style-name="Standard"/>
      <text:p text:style-name="Standard">11. Dispatch dinamico</text:p>
      <text:p text:style-name="Standard">Quale delle seguenti affermazioni e' corretta?</text:p>
      <text:p text:style-name="Standard">- Senza dispatch dinamico non possiamo avere incapsulamento (encapsulation)</text:p>
      <text:p text:style-name="Standard">- Senza dispatch dinamico non possiamo avere ereditarieta (inheritance)</text:p>
      <text:p text:style-name="Standard">- Senza dispatch dinamico non possiamo avere sottotipaggio (subtyping)</text:p>
      <text:p text:style-name="Standard">- Senza dispatch dinamico non possiamo avere polimorfismo (polymorphism)</text:p>
      <text:p text:style-name="Standard"/>
      <text:p text:style-name="Standard"/>
      <text:p text:style-name="Standard">12. hashCode</text:p>
      <text:p text:style-name="Standard">Dati due oggetti obj1 e obj2, il metodo int hashCode() definito nella classe object </text:p>
      <text:p text:style-name="Standard">- deve ritornare valori diversi se objl.equals(obj2) e' uguale a true</text:p>
      <text:p text:style-name="Standard">- deve ritornare valori diversi se objl.equals(obj2) e' uguale a false</text:p>
      <text:p text:style-name="Standard">- deve ritornare lo stesso valore se objl.equals(obj2) e' uguale a true</text:p>
      <text:p text:style-name="Standard">- deve ritornare lo stesso valore se objl.equals(obj2) e' uguale a false</text:p>
      <text:p text:style-name="Standard"/>
      <text:p text:style-name="Standard"/>
      <text:p text:style-name="Standard"><text:soft-page-break/>13. Classe String</text:p>
      <text:p text:style-name="Standard">Si consideri il codice seguente</text:p>
      <text:p text:style-name="Standard">String s = "abc" + "def";</text:p>
      <text:p text:style-name="Standard">Quale delle seguenti affermazioni e' corretta?</text:p>
      <text:p text:style-name="Standard">- Il programma non compila in quanto non si possono sommare due stringhe costanti</text:p>
      <text:p text:style-name="Standard">- Il programma non compila in quanto le stringhe vengono trasformate in valori numerici e sommate, ma non si puo' assegnare un valore numerico a una variabile stringa</text:p>
      <text:p text:style-name="Standard">- Il programma compila e assegna a s la concatenazione delle due stringhe</text:p>
      <text:p text:style-name="Standard">- Il programma compila e assegna a s la somma dei due valori numerici ottenuti trasformando le stringhe in valori numerici</text:p>
      <text:p text:style-name="Standard"/>
      <text:p text:style-name="Standard"/>
      <text:p text:style-name="Standard">14. Try-catch</text:p>
      <text:p text:style-name="Standard">Si consideri il seguente codice:</text:p>
      <text:p text:style-name="Standard"><text:tab/>try { </text:p>
      <text:p text:style-name="Standard"><text:tab/><text:tab/>foo();</text:p>
      <text:p text:style-name="Standard"><text:tab/><text:tab/>}</text:p>
      <text:p text:style-name="Standard"><text:tab/>catch(MyException e) { </text:p>
      <text:p text:style-name="Standard"><text:tab/>System.out.println("Error!");</text:p>
      <text:p text:style-name="Standard"><text:tab/>}</text:p>
      <text:p text:style-name="Standard">L'esecuzione di tale codice, stampa a console la stringa "Error!" se e solo se</text:p>
      <text:p text:style-name="Standard">- Il metodo foo lancia un'eccezione di tipo MyException</text:p>
      <text:p text:style-name="Standard">- Il metodo foo lancia un'eccezione di tipo MyException o un sottotipo di MyException</text:p>
      <text:p text:style-name="Standard">- Il metodo foo non lancia alcuna eccezione</text:p>
      <text:p text:style-name="Standard">- Il metodo foo lancia un'eccezione qualsiasi</text:p>
      <text:p text:style-name="Standard"/>
      <text:p text:style-name="Standard"/>
      <text:p text:style-name="Standard">15. Definizione</text:p>
      <text:p text:style-name="Standard">Un'annotazione puo' essere definita attraverso: <text:s/></text:p>
      <text:p text:style-name="Standard">- Un file java che definisce una classe (ad esempio, public class A {...})</text:p>
      <text:p text:style-name="Standard">- Un file java che definisce un'interfaccia (ad esempio, public interface A {...})</text:p>
      <text:p text:style-name="Standard">- Un file java che definisce un'interfaccia preceduta da @ (ad esempio, public @interface A {...})</text:p>
      <text:p text:style-name="Standard">- Un file java che definisce una classe che estende Annotation (ad esempio, public class A extends Annotation {…})</text:p>
      <text:p text:style-name="Standard"/>
      <text:p text:style-name="Standard"/>
      <text:p text:style-name="P3">Crocette giugno 2021</text:p>
      <text:p text:style-name="P3"/>
      <text:p text:style-name="P4">1. Git</text:p>
      <text:p text:style-name="P4">Il comando "git commit" permette di <text:s/></text:p>
      <text:p text:style-name="P4">- Caricare le modifiche locali ad alcuni file su un server condiviso</text:p>
      <text:p text:style-name="P4">- Scaricare delle modifiche da un server condiviso</text:p>
      <text:p text:style-name="P4">- Aggiungere delle modifiche locali ad alcuni file nella lista delle modifiche da caricare sul server</text:p>
      <text:p text:style-name="P4">- Copiare un repository condiviso in una directory locale</text:p>
      <text:p text:style-name="P4"/>
      <text:p text:style-name="P4"/>
      <text:p text:style-name="P4">2. Classi</text:p>
      <text:p text:style-name="P4">(Selezionare la risposta sbagliata) Una classe </text:p>
      <text:p text:style-name="P4">- E' composta da un insieme di campi e metodi</text:p>
      <text:p text:style-name="P4">- Definisce uno stato (insieme di valori concreti) non modificabili</text:p>
      <text:p text:style-name="P4">- Puo' essere istanziata in tanti oggetti</text:p>
      <text:p text:style-name="P4">- Definisce un tipo</text:p>
      <text:p text:style-name="P4"/>
      <text:p text:style-name="P4"/>
      <text:p text:style-name="P4"/>
      <text:p text:style-name="P4"/>
      <text:p text:style-name="P4"><text:soft-page-break/>3. Static</text:p>
      <text:p text:style-name="P4">Si consideri il codice seguente:</text:p>
      <text:p text:style-name="P4">class A {</text:p>
      <text:p text:style-name="P4"><text:s text:c="2"/>public int value = 0;</text:p>
      <text:p text:style-name="P4"><text:s text:c="2"/>public static void increment()</text:p>
      <text:p text:style-name="P4"><text:s text:c="2"/>value++;</text:p>
      <text:p text:style-name="P4">}</text:p>
      <text:p text:style-name="P4">public static void main(String[] args){</text:p>
      <text:p text:style-name="P4"><text:s text:c="2"/>A.increment();</text:p>
      <text:p text:style-name="P4"><text:s text:c="2"/>A obj = new A();</text:p>
      <text:p text:style-name="P4"><text:s text:c="2"/>obj.increment();</text:p>
      <text:p text:style-name="P4"><text:s/>}</text:p>
      <text:p text:style-name="P4">}</text:p>
      <text:p text:style-name="P4">Quale delle seguenti affermazioni e' corretta?</text:p>
      <text:p text:style-name="P4">- II valore di obj.value e' 1 alla fine dell'esecuzione del metodo main</text:p>
      <text:p text:style-name="P4">- Il valore di A.value e' 2 alla fine dell'esecuzione del metodo main</text:p>
      <text:p text:style-name="P4">- Il codice non compila perche' il campo value nel metodo increment non e' definito in quanto e' un campo non statico</text:p>
      <text:p text:style-name="P4">- Il codice non compila perche' il metodo increment non e' definito sull'oggetto puntato da obj</text:p>
      <text:p text:style-name="P4"/>
      <text:p text:style-name="P4"/>
      <text:p text:style-name="P4">4. Final, new, passaggio by reference</text:p>
      <text:p text:style-name="P4">Si consideri il codice seguente:</text:p>
      <text:p text:style-name="P4">class A {</text:p>
      <text:p text:style-name="P4"><text:s text:c="3"/>int value = 1;</text:p>
      <text:p text:style-name="P4"><text:s text:c="3"/>public A(int value) {</text:p>
      <text:p text:style-name="P4"><text:s text:c="5"/>this.value = value;</text:p>
      <text:p text:style-name="P4"><text:s/>}</text:p>
      <text:p text:style-name="P4">}</text:p>
      <text:p text:style-name="P4">Quale tra le affermazioni seguenti e' sbagliata? </text:p>
      <text:p text:style-name="P4">- this.value=value assegna un valore al campo value definito nella classe A</text:p>
      <text:p text:style-name="P4">- this.value=value assegna un valore al parametro value del costruttore</text:p>
      <text:p text:style-name="P4">- classe A definisce un campo value, e un costruttore che riceve un unico parametro di tipo int</text:p>
      <text:p text:style-name="P4">- All'inizio dell'esecuzione del costruttore, il valore di this.value e' 1</text:p>
      <text:p text:style-name="P4"/>
      <text:p text:style-name="P4"/>
      <text:p text:style-name="P4">5. Firma di un metodo</text:p>
      <text:p text:style-name="P4">La firma (signature) di un metodo e' costituita da:</text:p>
      <text:p text:style-name="P4">Nome del metodo, tipo del valore di ritorno del metodo, numero di parametri del metodo</text:p>
      <text:p text:style-name="P4">Nome del metodo, numero di parametri del metodo, tipi dei parametri del metodo</text:p>
      <text:p text:style-name="P4">Nome del metodo, tipo del valore di ritorno del metodo, visibilita' del metodo</text:p>
      <text:p text:style-name="P4">Nome del metodo, numero di parametri, tipi dei parametri del metodo, visibilita' del metodo</text:p>
      <text:p text:style-name="P4"/>
      <text:p text:style-name="P4"/>
      <text:p text:style-name="P4">6. Javadoc</text:p>
      <text:p text:style-name="P4">Javadoc e' uno standard per</text:p>
      <text:p text:style-name="P4">- Definire commenti strutturati sulle componenti principali (come ad esempio classi, campi e metodi) di un programma Java</text:p>
      <text:p text:style-name="P4">- Definire la firma di metodi e campi di una classe Java</text:p>
      <text:p text:style-name="P4">- Commentare in maniera esaustiva tutte le parti del codice di un programma Java</text:p>
      <text:p text:style-name="P4">- Compilare programmi Java</text:p>
      <text:p text:style-name="P4"/>
      <text:p text:style-name="P4">7. Extends</text:p>
      <text:p text:style-name="P4">Il costruttore di una classe A che estende una classe B (class A extends B) che contiene solo costruttori con parametri</text:p>
      <text:p text:style-name="P4"><text:soft-page-break/>- Deve invocare un costruttore della superclasse B, o un altro costruttore della classe A in qualsiasi punto del codice del costruttore</text:p>
      <text:p text:style-name="P4">- Deve invocare un costruttore della superclasse B come prima istruzione del costruttore</text:p>
      <text:p text:style-name="P4">- Deve invocare un costruttore della superclasse B, o un altro costruttore della classe A come prima istruzione del costruttore</text:p>
      <text:p text:style-name="P4">- Puo' invocare un costruttore della superclasse B, ma non e' necessario</text:p>
      <text:p text:style-name="P4"/>
      <text:p text:style-name="P4">8. Metodo astratto</text:p>
      <text:p text:style-name="P4">Un metodo astratto e' un metodo che </text:p>
      <text:p text:style-name="P4">- puo' essere privato</text:p>
      <text:p text:style-name="P4">- e' implementato</text:p>
      <text:p text:style-name="P4">- deve essere implementato nelle sottoclassi</text:p>
      <text:p text:style-name="P4">- e' accedibile da qualsiasi classe del programma</text:p>
      <text:p text:style-name="P4"/>
      <text:p text:style-name="P4"/>
      <text:p text:style-name="P4">9. instanceof</text:p>
      <text:p text:style-name="P4">L'istruzione obj instanceof A ritorna true se e solo se <text:s/></text:p>
      <text:p text:style-name="P4">- obj ha tipo statico A</text:p>
      <text:p text:style-name="P4">- obj ha tipo statico A o sottotipo di A</text:p>
      <text:p text:style-name="P4">- obj ha tipo dinamico A</text:p>
      <text:p text:style-name="P4">- obj ha tipo dinamico A o sottotipo di A</text:p>
      <text:p text:style-name="P4"/>
      <text:p text:style-name="P4"/>
      <text:p text:style-name="P4">10. Interfacce e classi</text:p>
      <text:p text:style-name="P4">Quale delle seguenti affermazioni e' corretta?</text:p>
      <text:p text:style-name="P4">- Una interfaccia puo' estendere al piu' un'altra interfacca</text:p>
      <text:p text:style-name="P4">- Una classe puo' estendere molte classi</text:p>
      <text:p text:style-name="P4">- Una classe puo' estendere al piu' un'altra classe</text:p>
      <text:p text:style-name="P4">- Una classe puo' implementare al piu' un'interfaccia</text:p>
      <text:p text:style-name="P4"/>
      <text:p text:style-name="P4"/>
      <text:p text:style-name="P4">11. Dispatch dinamico</text:p>
      <text:p text:style-name="P4">Quale delle seguenti affermazioni e' corretta? <text:s/></text:p>
      <text:p text:style-name="P4">- Senza dispatch dinamico non possiamo avere incapsulamento (encapsulation)</text:p>
      <text:p text:style-name="P4">- Senza dispatch dinamico non possiamo avere ereditarieta (inheritance)</text:p>
      <text:p text:style-name="P4">- Senza dispatch dinamico non possiamo avere sottotipaggio (subtyping)</text:p>
      <text:p text:style-name="P4">- Senza dispatch dinamico non possiamo avere polimorfismo (polymorphism)</text:p>
      <text:p text:style-name="P4"/>
      <text:p text:style-name="P4">12. Object</text:p>
      <text:p text:style-name="P4">Quali dei seguenti metodi non e' definito nella classe Object?</text:p>
      <text:p text:style-name="P4">- equals</text:p>
      <text:p text:style-name="P4">- toString</text:p>
      <text:p text:style-name="P4">- compareTo</text:p>
      <text:p text:style-name="P4">- hashCode</text:p>
      <text:p text:style-name="P4"/>
      <text:p text:style-name="P4"/>
      <text:p text:style-name="P4">13. Classe String</text:p>
      <text:p text:style-name="P4">Si consideri il codice seguente</text:p>
      <text:p text:style-name="P4">String s = "abc" + "def";</text:p>
      <text:p text:style-name="P4">Quale delle seguenti affermazioni e' corretta?</text:p>
      <text:p text:style-name="P4">- ll programma non compila in quanto non si possono sommare due stringhe costanti</text:p>
      <text:p text:style-name="P4">- Il programma non compila in quanto le stringhe vengono trasformate in valori numerici e sommate, ma non si puo' assegnare un valore numerico a una variabile stringa</text:p>
      <text:p text:style-name="P4">- Il programma compila e assegna a s la concatenazione delle due stringhe</text:p>
      <text:p text:style-name="P4">- Il programma compila e assegna a s la somma dei due valori numerici ottenuti trasformando le stringhe in valori numerici</text:p>
      <text:p text:style-name="P4"><text:soft-page-break/></text:p>
      <text:p text:style-name="P4"/>
      <text:p text:style-name="P4"/>
      <text:p text:style-name="P4">14. Eccezioni</text:p>
      <text:p text:style-name="P4">La relazione tra Throwable, Exception, e RuntimeException e': <text:s/></text:p>
      <text:p text:style-name="P4">- Throwable e RuntimeException estendono Exception</text:p>
      <text:p text:style-name="P4">- Throwable estende Exception, e RuntimeException estende Exception</text:p>
      <text:p text:style-name="P4">- Exception estende Throwable, e RuntimeException estende Exception</text:p>
      <text:p text:style-name="P4">- Non c'e' nessuna relazione di sottotipo tra le tre classi</text:p>
      <text:p text:style-name="P4"/>
      <text:p text:style-name="P4"/>
      <text:p text:style-name="P4">15. Definizione</text:p>
      <text:p text:style-name="P4">Un'annotazione puo' essere definita attraverso: <text:s/></text:p>
      <text:p text:style-name="P4">- Un file java che definisce una classe (ad esempio, public class A {...})</text:p>
      <text:p text:style-name="P4">- Un file java che definisce un'interfaccia (ad esempio, public interface A {...})</text:p>
      <text:p text:style-name="P4">- Un file java che definisce un'interfaccia preceduta da @ (ad esempio, public @interface A {...})</text:p>
      <text:p text:style-name="P4">- Un file java che definisce una classe che estende Annotation (ad esempio, public class A extends Annotation {...}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1:01:53.124000000</meta:creation-date>
    <dc:date>2021-08-09T11:33:51.051000000</dc:date>
    <meta:editing-duration>PT25M41S</meta:editing-duration>
    <meta:editing-cycles>4</meta:editing-cycles>
    <meta:generator>LibreOffice/7.1.0.3$Windows_X86_64 LibreOffice_project/f6099ecf3d29644b5008cc8f48f42f4a40986e4c</meta:generator>
    <meta:print-date>2021-08-09T11:29:33.278000000</meta:print-date>
    <meta:document-statistic meta:table-count="0" meta:image-count="0" meta:object-count="0" meta:page-count="7" meta:paragraph-count="264" meta:word-count="2074" meta:character-count="12332" meta:non-whitespace-character-count="10411"/>
  </office:meta>
</office:document-meta>
</file>